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67.89pt"/>
    </style:style>
    <style:style style:name="co3" style:family="table-column">
      <style:table-column-properties fo:break-before="auto" style:column-width="75.66pt"/>
    </style:style>
    <style:style style:name="co4" style:family="table-column">
      <style:table-column-properties fo:break-before="auto" style:column-width="87.99pt"/>
    </style:style>
    <style:style style:name="co5" style:family="table-column">
      <style:table-column-properties fo:break-before="auto" style:column-width="61.7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88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23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Close 0</text:p>
          </table:table-cell>
          <table:table-cell office:value-type="string" calcext:value-type="string">
            <text:p>Returns 0</text:p>
          </table:table-cell>
          <table:table-cell office:value-type="string" calcext:value-type="string">
            <text:p>Mean return 0</text:p>
          </table:table-cell>
          <table:table-cell office:value-type="string" calcext:value-type="string">
            <text:p>Var return 0</text:p>
          </table:table-cell>
          <table:table-cell office:value-type="string" calcext:value-type="string">
            <text:p>Close 1</text:p>
          </table:table-cell>
          <table:table-cell office:value-type="string" calcext:value-type="string">
            <text:p>Returns 1</text:p>
          </table:table-cell>
          <table:table-cell office:value-type="string" calcext:value-type="string">
            <text:p>Mean return 1</text:p>
          </table:table-cell>
          <table:table-cell office:value-type="string" calcext:value-type="string">
            <text:p>Var return 1</text:p>
          </table:table-cell>
          <table:table-cell office:value-type="string" calcext:value-type="string">
            <text:p>Covariance</text:p>
          </table:table-cell>
          <table:table-cell office:value-type="string" calcext:value-type="string">
            <text:p>Correlation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01</text:p>
          </table:table-cell>
          <table:table-cell office:value-type="float" office:value="22.27" calcext:value-type="float">
            <text:p>22.27</text:p>
          </table:table-cell>
          <table:table-cell/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/>
          <table:table-cell office:value-type="float" office:value="0" calcext:value-type="float">
            <text:p>0.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02</text:p>
          </table:table-cell>
          <table:table-cell office:value-type="float" office:value="22.19" calcext:value-type="float">
            <text:p>22.19</text:p>
          </table:table-cell>
          <table:table-cell table:formula="of:=[.B3]/[.B2]-1" office:value-type="float" office:value="-0.00359227660529848" calcext:value-type="float">
            <text:p>-0.0036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[.F3]/[.F2]-1" office:value-type="float" office:value="0.0163934426229508" calcext:value-type="float">
            <text:p>0.0164</text:p>
          </table:table-cell>
          <table:table-cell office:value-type="float" office:value="0" calcext:value-type="float">
            <text:p>0.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03</text:p>
          </table:table-cell>
          <table:table-cell office:value-type="float" office:value="22.08" calcext:value-type="float">
            <text:p>22.08</text:p>
          </table:table-cell>
          <table:table-cell table:formula="of:=[.B4]/[.B3]-1" office:value-type="float" office:value="-0.00495718792248778" calcext:value-type="float">
            <text:p>-0.005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[.F4]/[.F3]-1" office:value-type="float" office:value="0.032258064516129" calcext:value-type="float">
            <text:p>0.0323</text:p>
          </table:table-cell>
          <table:table-cell office:value-type="float" office:value="0" calcext:value-type="float">
            <text:p>0.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04</text:p>
          </table:table-cell>
          <table:table-cell office:value-type="float" office:value="22.17" calcext:value-type="float">
            <text:p>22.17</text:p>
          </table:table-cell>
          <table:table-cell table:formula="of:=[.B5]/[.B4]-1" office:value-type="float" office:value="0.00407608695652195" calcext:value-type="float">
            <text:p>0.0041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33.5" calcext:value-type="float">
            <text:p>33.5</text:p>
          </table:table-cell>
          <table:table-cell table:formula="of:=[.F5]/[.F4]-1" office:value-type="float" office:value="0.046875" calcext:value-type="float">
            <text:p>0.0469</text:p>
          </table:table-cell>
          <table:table-cell office:value-type="float" office:value="0" calcext:value-type="float">
            <text:p>0.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05</text:p>
          </table:table-cell>
          <table:table-cell office:value-type="float" office:value="22.18" calcext:value-type="float">
            <text:p>22.18</text:p>
          </table:table-cell>
          <table:table-cell table:formula="of:=[.B6]/[.B5]-1" office:value-type="float" office:value="0.000451059990978608" calcext:value-type="float">
            <text:p>0.0005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33.4" calcext:value-type="float">
            <text:p>33.4</text:p>
          </table:table-cell>
          <table:table-cell table:formula="of:=[.F6]/[.F5]-1" office:value-type="float" office:value="-0.0029850746268657" calcext:value-type="float">
            <text:p>-0.0030</text:p>
          </table:table-cell>
          <table:table-cell office:value-type="float" office:value="0" calcext:value-type="float">
            <text:p>0.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06</text:p>
          </table:table-cell>
          <table:table-cell office:value-type="float" office:value="22.13" calcext:value-type="float">
            <text:p>22.13</text:p>
          </table:table-cell>
          <table:table-cell table:formula="of:=[.B7]/[.B6]-1" office:value-type="float" office:value="-0.00225428313796217" calcext:value-type="float">
            <text:p>-0.0023</text:p>
          </table:table-cell>
          <table:table-cell table:formula="of:=AVERAGE([.C3:.C7])" office:value-type="float" office:value="-0.00125532014364957" calcext:value-type="float">
            <text:p>-0.0013</text:p>
          </table:table-cell>
          <table:table-cell table:formula="of:=(POWER([.C7]-[.D7];2)+POWER([.C6]-[.D7];2)+POWER([.C5]-[.D7];2)+POWER([.C4]-[.D7];2)+POWER([.C3]-[.D7];2))/5" office:value-type="float" office:value="0.0000102997504902524" calcext:value-type="float">
            <text:p>1.02997504902524E-05</text:p>
          </table:table-cell>
          <table:table-cell office:value-type="float" office:value="33" calcext:value-type="float">
            <text:p>33</text:p>
          </table:table-cell>
          <table:table-cell table:formula="of:=[.F7]/[.F6]-1" office:value-type="float" office:value="-0.0119760479041916" calcext:value-type="float">
            <text:p>-0.0120</text:p>
          </table:table-cell>
          <table:table-cell table:formula="of:=AVERAGE([.G3:.G7])" office:value-type="float" office:value="0.0161130769216045" calcext:value-type="float">
            <text:p>0.0161</text:p>
          </table:table-cell>
          <table:table-cell table:formula="of:=(POWER([.G7]-[.H7];2)+POWER([.G6]-[.H7];2)+POWER([.G5]-[.H7];2)+POWER([.G4]-[.H7];2)+POWER([.G3]-[.H7];2))/5" office:value-type="float" office:value="0.000472154693376491" calcext:value-type="float">
            <text:p>0.000472154693376</text:p>
          </table:table-cell>
          <table:table-cell table:formula="of:=(([.C7]-[.D7])*([.G7]-[.H7])+([.C6]-[.D7])*([.G6]-[.H7])+([.C5]-[.D7])*([.G5]-[.H7])+([.C4]-[.D7])*([.G4]-[.H7])+([.C3]-[.D7])*([.G3]-[.H7]))/5" office:value-type="float" office:value="0.0000198107626289917" calcext:value-type="float">
            <text:p>1.98107626289917E-05</text:p>
          </table:table-cell>
          <table:table-cell table:formula="of:=[.J7]/(SQRT([.E7])*SQRT([.I7]))" office:value-type="float" office:value="0.284083288555995" calcext:value-type="float">
            <text:p>0.28408328855599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07</text:p>
          </table:table-cell>
          <table:table-cell office:value-type="float" office:value="22.23" calcext:value-type="float">
            <text:p>22.23</text:p>
          </table:table-cell>
          <table:table-cell table:formula="of:=[.B8]/[.B7]-1" office:value-type="float" office:value="0.00451875282422054" calcext:value-type="float">
            <text:p>0.0045</text:p>
          </table:table-cell>
          <table:table-cell table:formula="of:=AVERAGE([.C4:.C8])" office:value-type="float" office:value="0.00036688574225423" calcext:value-type="float">
            <text:p>0.0004</text:p>
          </table:table-cell>
          <table:table-cell table:formula="of:=(POWER([.C8]-[.D8];2)+POWER([.C7]-[.D8];2)+POWER([.C6]-[.D8];2)+POWER([.C5]-[.D8];2)+POWER([.C4]-[.D8];2))/5" office:value-type="float" office:value="0.0000132439091809206" calcext:value-type="float">
            <text:p>1.32439091809206E-05</text:p>
          </table:table-cell>
          <table:table-cell office:value-type="float" office:value="31.6" calcext:value-type="float">
            <text:p>31.6</text:p>
          </table:table-cell>
          <table:table-cell table:formula="of:=[.F8]/[.F7]-1" office:value-type="float" office:value="-0.0424242424242424" calcext:value-type="float">
            <text:p>-0.0424</text:p>
          </table:table-cell>
          <table:table-cell table:formula="of:=AVERAGE([.G4:.G8])" office:value-type="float" office:value="0.00434953991216587" calcext:value-type="float">
            <text:p>0.0043</text:p>
          </table:table-cell>
          <table:table-cell table:formula="of:=(POWER([.G8]-[.H8];2)+POWER([.G7]-[.H8];2)+POWER([.G6]-[.H8];2)+POWER([.G5]-[.H8];2)+POWER([.G4]-[.H8];2))/5" office:value-type="float" office:value="0.00101908172065829" calcext:value-type="float">
            <text:p>0.001019081720658</text:p>
          </table:table-cell>
          <table:table-cell table:formula="of:=(([.C8]-[.D8])*([.G8]-[.H8])+([.C7]-[.D8])*([.G7]-[.H8])+([.C6]-[.D8])*([.G6]-[.H8])+([.C5]-[.D8])*([.G5]-[.H8])+([.C4]-[.D8])*([.G4]-[.H8]))/5" office:value-type="float" office:value="-0.0000285750685570594" calcext:value-type="float">
            <text:p>-2.85750685570594E-05</text:p>
          </table:table-cell>
          <table:table-cell table:formula="of:=[.J8]/(SQRT([.E8])*SQRT([.I8]))" office:value-type="float" office:value="-0.245965773281947" calcext:value-type="float">
            <text:p>-0.24596577328194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08</text:p>
          </table:table-cell>
          <table:table-cell office:value-type="float" office:value="22.43" calcext:value-type="float">
            <text:p>22.43</text:p>
          </table:table-cell>
          <table:table-cell table:formula="of:=[.B9]/[.B8]-1" office:value-type="float" office:value="0.00899685110211412" calcext:value-type="float">
            <text:p>0.0090</text:p>
          </table:table-cell>
          <table:table-cell table:formula="of:=AVERAGE([.C5:.C9])" office:value-type="float" office:value="0.00315769354717461" calcext:value-type="float">
            <text:p>0.0032</text:p>
          </table:table-cell>
          <table:table-cell table:formula="of:=(POWER([.C9]-[.D9];2)+POWER([.C8]-[.D9];2)+POWER([.C7]-[.D9];2)+POWER([.C6]-[.D9];2)+POWER([.C5]-[.D9];2))/5" office:value-type="float" office:value="0.0000146814093218726" calcext:value-type="float">
            <text:p>1.46814093218726E-05</text:p>
          </table:table-cell>
          <table:table-cell office:value-type="float" office:value="30.5" calcext:value-type="float">
            <text:p>30.5</text:p>
          </table:table-cell>
          <table:table-cell table:formula="of:=[.F9]/[.F8]-1" office:value-type="float" office:value="-0.0348101265822786" calcext:value-type="float">
            <text:p>-0.0348</text:p>
          </table:table-cell>
          <table:table-cell table:formula="of:=AVERAGE([.G5:.G9])" office:value-type="float" office:value="-0.00906409830751564" calcext:value-type="float">
            <text:p>-0.0091</text:p>
          </table:table-cell>
          <table:table-cell table:formula="of:=(POWER([.G9]-[.H9];2)+POWER([.G8]-[.H9];2)+POWER([.G7]-[.H9];2)+POWER([.G6]-[.H9];2)+POWER([.G5]-[.H9];2))/5" office:value-type="float" office:value="0.00099007477724701" calcext:value-type="float">
            <text:p>0.000990074777247</text:p>
          </table:table-cell>
          <table:table-cell table:formula="of:=(([.C9]-[.D9])*([.G9]-[.H9])+([.C8]-[.D9])*([.G8]-[.H9])+([.C7]-[.D9])*([.G7]-[.H9])+([.C6]-[.D9])*([.G6]-[.H9])+([.C5]-[.D9])*([.G5]-[.H9]))/5" office:value-type="float" office:value="-0.0000290120872181853" calcext:value-type="float">
            <text:p>-2.90120872181853E-05</text:p>
          </table:table-cell>
          <table:table-cell table:formula="of:=[.J9]/(SQRT([.E9])*SQRT([.I9]))" office:value-type="float" office:value="-0.240636278496795" calcext:value-type="float">
            <text:p>-0.24063627849679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09</text:p>
          </table:table-cell>
          <table:table-cell office:value-type="float" office:value="22.24" calcext:value-type="float">
            <text:p>22.24</text:p>
          </table:table-cell>
          <table:table-cell table:formula="of:=[.B10]/[.B9]-1" office:value-type="float" office:value="-0.00847079803834161" calcext:value-type="float">
            <text:p>-0.0085</text:p>
          </table:table-cell>
          <table:table-cell table:formula="of:=AVERAGE([.C6:.C10])" office:value-type="float" office:value="0.000648316548201899" calcext:value-type="float">
            <text:p>0.0006</text:p>
          </table:table-cell>
          <table:table-cell table:formula="of:=(POWER([.C10]-[.D10];2)+POWER([.C9]-[.D10];2)+POWER([.C8]-[.D10];2)+POWER([.C7]-[.D10];2)+POWER([.C6]-[.D10];2))/5" office:value-type="float" office:value="0.0000352601104189171" calcext:value-type="float">
            <text:p>3.52601104189171E-05</text:p>
          </table:table-cell>
          <table:table-cell office:value-type="float" office:value="30.2" calcext:value-type="float">
            <text:p>30.2</text:p>
          </table:table-cell>
          <table:table-cell table:formula="of:=[.F10]/[.F9]-1" office:value-type="float" office:value="-0.00983606557377048" calcext:value-type="float">
            <text:p>-0.0098</text:p>
          </table:table-cell>
          <table:table-cell table:formula="of:=AVERAGE([.G6:.G10])" office:value-type="float" office:value="-0.0204063114222697" calcext:value-type="float">
            <text:p>-0.0204</text:p>
          </table:table-cell>
          <table:table-cell table:formula="of:=(POWER([.G10]-[.H10];2)+POWER([.G9]-[.H10];2)+POWER([.G8]-[.H10];2)+POWER([.G7]-[.H10];2)+POWER([.G6]-[.H10];2))/5" office:value-type="float" office:value="0.000235711621706964" calcext:value-type="float">
            <text:p>0.000235711621707</text:p>
          </table:table-cell>
          <table:table-cell table:formula="of:=(([.C10]-[.D10])*([.G10]-[.H10])+([.C9]-[.D10])*([.G9]-[.H10])+([.C8]-[.D10])*([.G8]-[.H10])+([.C7]-[.D10])*([.G7]-[.H10])+([.C6]-[.D10])*([.G6]-[.H10]))/5" office:value-type="float" office:value="-0.0000659534327958992" calcext:value-type="float">
            <text:p>-6.59534327958992E-05</text:p>
          </table:table-cell>
          <table:table-cell table:formula="of:=[.J10]/(SQRT([.E10])*SQRT([.I10]))" office:value-type="float" office:value="-0.723444256461135" calcext:value-type="float">
            <text:p>-0.72344425646113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10</text:p>
          </table:table-cell>
          <table:table-cell office:value-type="float" office:value="22.29" calcext:value-type="float">
            <text:p>22.29</text:p>
          </table:table-cell>
          <table:table-cell table:formula="of:=[.B11]/[.B10]-1" office:value-type="float" office:value="0.00224820143884896" calcext:value-type="float">
            <text:p>0.0022</text:p>
          </table:table-cell>
          <table:table-cell table:formula="of:=AVERAGE([.C7:.C11])" office:value-type="float" office:value="0.00100774483777597" calcext:value-type="float">
            <text:p>0.0010</text:p>
          </table:table-cell>
          <table:table-cell table:formula="of:=(POWER([.C11]-[.D11];2)+POWER([.C10]-[.D11];2)+POWER([.C9]-[.D11];2)+POWER([.C8]-[.D11];2)+POWER([.C7]-[.D11];2))/5" office:value-type="float" office:value="0.0000356350660263616" calcext:value-type="float">
            <text:p>3.56350660263616E-05</text:p>
          </table:table-cell>
          <table:table-cell office:value-type="float" office:value="32.3" calcext:value-type="float">
            <text:p>32.3</text:p>
          </table:table-cell>
          <table:table-cell table:formula="of:=[.F11]/[.F10]-1" office:value-type="float" office:value="0.0695364238410596" calcext:value-type="float">
            <text:p>0.0695</text:p>
          </table:table-cell>
          <table:table-cell table:formula="of:=AVERAGE([.G7:.G11])" office:value-type="float" office:value="-0.00590201172868468" calcext:value-type="float">
            <text:p>-0.0059</text:p>
          </table:table-cell>
          <table:table-cell table:formula="of:=(POWER([.G11]-[.H11];2)+POWER([.G10]-[.H11];2)+POWER([.G9]-[.H11];2)+POWER([.G8]-[.H11];2)+POWER([.G7]-[.H11];2))/5" office:value-type="float" office:value="0.0015825761391392" calcext:value-type="float">
            <text:p>0.001582576139139</text:p>
          </table:table-cell>
          <table:table-cell table:formula="of:=(([.C11]-[.D11])*([.G11]-[.H11])+([.C10]-[.D11])*([.G10]-[.H11])+([.C9]-[.D11])*([.G9]-[.H11])+([.C8]-[.D11])*([.G8]-[.H11])+([.C7]-[.D11])*([.G7]-[.H11]))/5" office:value-type="float" office:value="-0.0000416997931534138" calcext:value-type="float">
            <text:p>-4.16997931534138E-05</text:p>
          </table:table-cell>
          <table:table-cell table:formula="of:=[.J11]/(SQRT([.E11])*SQRT([.I11]))" office:value-type="float" office:value="-0.175595268748522" calcext:value-type="float">
            <text:p>-0.17559526874852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11</text:p>
          </table:table-cell>
          <table:table-cell office:value-type="float" office:value="22.15" calcext:value-type="float">
            <text:p>22.15</text:p>
          </table:table-cell>
          <table:table-cell table:formula="of:=[.B12]/[.B11]-1" office:value-type="float" office:value="-0.00628084342754598" calcext:value-type="float">
            <text:p>-0.0063</text:p>
          </table:table-cell>
          <table:table-cell table:formula="of:=AVERAGE([.C8:.C12])" office:value-type="float" office:value="0.000202432779859207" calcext:value-type="float">
            <text:p>0.0002</text:p>
          </table:table-cell>
          <table:table-cell table:formula="of:=(POWER([.C12]-[.D12];2)+POWER([.C11]-[.D12];2)+POWER([.C10]-[.D12];2)+POWER([.C9]-[.D12];2)+POWER([.C8]-[.D12];2))/5" office:value-type="float" office:value="0.0000434830769931135" calcext:value-type="float">
            <text:p>4.34830769931135E-05</text:p>
          </table:table-cell>
          <table:table-cell office:value-type="float" office:value="33" calcext:value-type="float">
            <text:p>33</text:p>
          </table:table-cell>
          <table:table-cell table:formula="of:=[.F12]/[.F11]-1" office:value-type="float" office:value="0.021671826625387" calcext:value-type="float">
            <text:p>0.0217</text:p>
          </table:table-cell>
          <table:table-cell table:formula="of:=AVERAGE([.G8:.G12])" office:value-type="float" office:value="0.00082756317723105" calcext:value-type="float">
            <text:p>0.0008</text:p>
          </table:table-cell>
          <table:table-cell table:formula="of:=(POWER([.G12]-[.H12];2)+POWER([.G11]-[.H12];2)+POWER([.G10]-[.H12];2)+POWER([.G9]-[.H12];2)+POWER([.G8]-[.H12];2))/5" office:value-type="float" office:value="0.00168197348994789" calcext:value-type="float">
            <text:p>0.001681973489948</text:p>
          </table:table-cell>
          <table:table-cell table:formula="of:=(([.C12]-[.D12])*([.G12]-[.H12])+([.C11]-[.D12])*([.G11]-[.H12])+([.C10]-[.D12])*([.G10]-[.H12])+([.C9]-[.D12])*([.G9]-[.H12])+([.C8]-[.D12])*([.G8]-[.H12]))/5" office:value-type="float" office:value="-0.0000804379914545298" calcext:value-type="float">
            <text:p>-8.04379914545298E-05</text:p>
          </table:table-cell>
          <table:table-cell table:formula="of:=[.J12]/(SQRT([.E12])*SQRT([.I12]))" office:value-type="float" office:value="-0.297434615357407" calcext:value-type="float">
            <text:p>-0.29743461535740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12</text:p>
          </table:table-cell>
          <table:table-cell office:value-type="float" office:value="22.39" calcext:value-type="float">
            <text:p>22.39</text:p>
          </table:table-cell>
          <table:table-cell table:formula="of:=[.B13]/[.B12]-1" office:value-type="float" office:value="0.0108352144469528" calcext:value-type="float">
            <text:p>0.0108</text:p>
          </table:table-cell>
          <table:table-cell table:formula="of:=AVERAGE([.C9:.C13])" office:value-type="float" office:value="0.00146572510440566" calcext:value-type="float">
            <text:p>0.0015</text:p>
          </table:table-cell>
          <table:table-cell table:formula="of:=(POWER([.C13]-[.D13];2)+POWER([.C12]-[.D13];2)+POWER([.C11]-[.D13];2)+POWER([.C10]-[.D13];2)+POWER([.C9]-[.D13];2))/5" office:value-type="float" office:value="0.0000607722549468008" calcext:value-type="float">
            <text:p>6.07722549468008E-05</text:p>
          </table:table-cell>
          <table:table-cell office:value-type="float" office:value="33.6" calcext:value-type="float">
            <text:p>33.6</text:p>
          </table:table-cell>
          <table:table-cell table:formula="of:=[.F13]/[.F12]-1" office:value-type="float" office:value="0.0181818181818183" calcext:value-type="float">
            <text:p>0.0182</text:p>
          </table:table-cell>
          <table:table-cell table:formula="of:=AVERAGE([.G9:.G13])" office:value-type="float" office:value="0.0129487752984432" calcext:value-type="float">
            <text:p>0.0129</text:p>
          </table:table-cell>
          <table:table-cell table:formula="of:=(POWER([.G13]-[.H13];2)+POWER([.G12]-[.H13];2)+POWER([.G11]-[.H13];2)+POWER([.G10]-[.H13];2)+POWER([.G9]-[.H13];2))/5" office:value-type="float" office:value="0.00122114000245579" calcext:value-type="float">
            <text:p>0.001221140002456</text:p>
          </table:table-cell>
          <table:table-cell table:formula="of:=(([.C13]-[.D13])*([.G13]-[.H13])+([.C12]-[.D13])*([.G12]-[.H13])+([.C11]-[.D13])*([.G11]-[.H13])+([.C10]-[.D13])*([.G10]-[.H13])+([.C9]-[.D13])*([.G9]-[.H13]))/5" office:value-type="float" office:value="-0.0000215080977051961" calcext:value-type="float">
            <text:p>-2.15080977051961E-05</text:p>
          </table:table-cell>
          <table:table-cell table:formula="of:=[.J13]/(SQRT([.E13])*SQRT([.I13]))" office:value-type="float" office:value="-0.0789526290210558" calcext:value-type="float">
            <text:p>-0.07895262902105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13</text:p>
          </table:table-cell>
          <table:table-cell office:value-type="float" office:value="22.38" calcext:value-type="float">
            <text:p>22.38</text:p>
          </table:table-cell>
          <table:table-cell table:formula="of:=[.B14]/[.B13]-1" office:value-type="float" office:value="-0.000446627958910262" calcext:value-type="float">
            <text:p>-0.0004</text:p>
          </table:table-cell>
          <table:table-cell table:formula="of:=AVERAGE([.C10:.C14])" office:value-type="float" office:value="-0.00042297070779922" calcext:value-type="float">
            <text:p>-0.0004</text:p>
          </table:table-cell>
          <table:table-cell table:formula="of:=(POWER([.C14]-[.D14];2)+POWER([.C13]-[.D14];2)+POWER([.C12]-[.D14];2)+POWER([.C11]-[.D14];2)+POWER([.C10]-[.D14];2))/5" office:value-type="float" office:value="0.0000465929301648432" calcext:value-type="float">
            <text:p>4.65929301648432E-05</text:p>
          </table:table-cell>
          <table:table-cell office:value-type="float" office:value="33.8" calcext:value-type="float">
            <text:p>33.8</text:p>
          </table:table-cell>
          <table:table-cell table:formula="of:=[.F14]/[.F13]-1" office:value-type="float" office:value="0.00595238095238093" calcext:value-type="float">
            <text:p>0.0060</text:p>
          </table:table-cell>
          <table:table-cell table:formula="of:=AVERAGE([.G10:.G14])" office:value-type="float" office:value="0.0211012768053751" calcext:value-type="float">
            <text:p>0.0211</text:p>
          </table:table-cell>
          <table:table-cell table:formula="of:=(POWER([.G14]-[.H14];2)+POWER([.G13]-[.H14];2)+POWER([.G12]-[.H14];2)+POWER([.G11]-[.H14];2)+POWER([.G10]-[.H14];2))/5" office:value-type="float" office:value="0.000708284086633899" calcext:value-type="float">
            <text:p>0.000708284086634</text:p>
          </table:table-cell>
          <table:table-cell table:formula="of:=(([.C14]-[.D14])*([.G14]-[.H14])+([.C13]-[.D14])*([.G13]-[.H14])+([.C12]-[.D14])*([.G12]-[.H14])+([.C11]-[.D14])*([.G11]-[.H14])+([.C10]-[.D14])*([.G10]-[.H14]))/5" office:value-type="float" office:value="0.000068501074497094" calcext:value-type="float">
            <text:p>6.8501074497094E-05</text:p>
          </table:table-cell>
          <table:table-cell table:formula="of:=[.J14]/(SQRT([.E14])*SQRT([.I14]))" office:value-type="float" office:value="0.377080114148563" calcext:value-type="float">
            <text:p>0.37708011414856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14</text:p>
          </table:table-cell>
          <table:table-cell office:value-type="float" office:value="22.61" calcext:value-type="float">
            <text:p>22.61</text:p>
          </table:table-cell>
          <table:table-cell table:formula="of:=[.B15]/[.B14]-1" office:value-type="float" office:value="0.0102770330652369" calcext:value-type="float">
            <text:p>0.0103</text:p>
          </table:table-cell>
          <table:table-cell table:formula="of:=AVERAGE([.C11:.C15])" office:value-type="float" office:value="0.00332659551291647" calcext:value-type="float">
            <text:p>0.0033</text:p>
          </table:table-cell>
          <table:table-cell table:formula="of:=(POWER([.C15]-[.D15];2)+POWER([.C14]-[.D15];2)+POWER([.C13]-[.D15];2)+POWER([.C12]-[.D15];2)+POWER([.C11]-[.D15];2))/5" office:value-type="float" office:value="0.0000424781945214633" calcext:value-type="float">
            <text:p>4.24781945214633E-05</text:p>
          </table:table-cell>
          <table:table-cell office:value-type="float" office:value="34" calcext:value-type="float">
            <text:p>34</text:p>
          </table:table-cell>
          <table:table-cell table:formula="of:=[.F15]/[.F14]-1" office:value-type="float" office:value="0.00591715976331364" calcext:value-type="float">
            <text:p>0.0059</text:p>
          </table:table-cell>
          <table:table-cell table:formula="of:=AVERAGE([.G11:.G15])" office:value-type="float" office:value="0.0242519218727919" calcext:value-type="float">
            <text:p>0.0243</text:p>
          </table:table-cell>
          <table:table-cell table:formula="of:=(POWER([.G15]-[.H15];2)+POWER([.G14]-[.H15];2)+POWER([.G13]-[.H15];2)+POWER([.G12]-[.H15];2)+POWER([.G11]-[.H15];2))/5" office:value-type="float" office:value="0.00055304517366557" calcext:value-type="float">
            <text:p>0.000553045173666</text:p>
          </table:table-cell>
          <table:table-cell table:formula="of:=(([.C15]-[.D15])*([.G15]-[.H15])+([.C14]-[.D15])*([.G14]-[.H15])+([.C13]-[.D15])*([.G13]-[.H15])+([.C12]-[.D15])*([.G12]-[.H15])+([.C11]-[.D15])*([.G11]-[.H15]))/5" office:value-type="float" office:value="-0.0000256021776558594" calcext:value-type="float">
            <text:p>-2.56021776558594E-05</text:p>
          </table:table-cell>
          <table:table-cell table:formula="of:=[.J15]/(SQRT([.E15])*SQRT([.I15]))" office:value-type="float" office:value="-0.167037345166097" calcext:value-type="float">
            <text:p>-0.16703734516609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15</text:p>
          </table:table-cell>
          <table:table-cell office:value-type="float" office:value="23.36" calcext:value-type="float">
            <text:p>23.36</text:p>
          </table:table-cell>
          <table:table-cell table:formula="of:=[.B16]/[.B15]-1" office:value-type="float" office:value="0.033171163202123" calcext:value-type="float">
            <text:p>0.0332</text:p>
          </table:table-cell>
          <table:table-cell table:formula="of:=AVERAGE([.C12:.C16])" office:value-type="float" office:value="0.00951118786557128" calcext:value-type="float">
            <text:p>0.0095</text:p>
          </table:table-cell>
          <table:table-cell table:formula="of:=(POWER([.C16]-[.D16];2)+POWER([.C15]-[.D16];2)+POWER([.C14]-[.D16];2)+POWER([.C13]-[.D16];2)+POWER([.C12]-[.D16];2))/5" office:value-type="float" office:value="0.000182136069308276" calcext:value-type="float">
            <text:p>0.000182136069308</text:p>
          </table:table-cell>
          <table:table-cell office:value-type="float" office:value="36" calcext:value-type="float">
            <text:p>36</text:p>
          </table:table-cell>
          <table:table-cell table:formula="of:=[.F16]/[.F15]-1" office:value-type="float" office:value="0.0588235294117647" calcext:value-type="float">
            <text:p>0.0588</text:p>
          </table:table-cell>
          <table:table-cell table:formula="of:=AVERAGE([.G12:.G16])" office:value-type="float" office:value="0.0221093429869329" calcext:value-type="float">
            <text:p>0.0221</text:p>
          </table:table-cell>
          <table:table-cell table:formula="of:=(POWER([.G16]-[.H16];2)+POWER([.G15]-[.H16];2)+POWER([.G14]-[.H16];2)+POWER([.G13]-[.H16];2)+POWER([.G12]-[.H16];2))/5" office:value-type="float" office:value="0.000377356515246385" calcext:value-type="float">
            <text:p>0.000377356515246</text:p>
          </table:table-cell>
          <table:table-cell table:formula="of:=(([.C16]-[.D16])*([.G16]-[.H16])+([.C15]-[.D16])*([.G15]-[.H16])+([.C14]-[.D16])*([.G14]-[.H16])+([.C13]-[.D16])*([.G13]-[.H16])+([.C12]-[.D16])*([.G12]-[.H16]))/5" office:value-type="float" office:value="0.000203770643314831" calcext:value-type="float">
            <text:p>0.000203770643315</text:p>
          </table:table-cell>
          <table:table-cell table:formula="of:=[.J16]/(SQRT([.E16])*SQRT([.I16]))" office:value-type="float" office:value="0.777262491345772" calcext:value-type="float">
            <text:p>0.77726249134577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16</text:p>
          </table:table-cell>
          <table:table-cell office:value-type="float" office:value="24.05" calcext:value-type="float">
            <text:p>24.05</text:p>
          </table:table-cell>
          <table:table-cell table:formula="of:=[.B17]/[.B16]-1" office:value-type="float" office:value="0.0295376712328768" calcext:value-type="float">
            <text:p>0.0295</text:p>
          </table:table-cell>
          <table:table-cell table:formula="of:=AVERAGE([.C13:.C17])" office:value-type="float" office:value="0.0166748907976558" calcext:value-type="float">
            <text:p>0.0167</text:p>
          </table:table-cell>
          <table:table-cell table:formula="of:=(POWER([.C17]-[.D17];2)+POWER([.C16]-[.D17];2)+POWER([.C15]-[.D17];2)+POWER([.C14]-[.D17];2)+POWER([.C13]-[.D17];2))/5" office:value-type="float" office:value="0.000161151786348753" calcext:value-type="float">
            <text:p>0.000161151786349</text:p>
          </table:table-cell>
          <table:table-cell office:value-type="float" office:value="34.5" calcext:value-type="float">
            <text:p>34.5</text:p>
          </table:table-cell>
          <table:table-cell table:formula="of:=[.F17]/[.F16]-1" office:value-type="float" office:value="-0.0416666666666666" calcext:value-type="float">
            <text:p>-0.0417</text:p>
          </table:table-cell>
          <table:table-cell table:formula="of:=AVERAGE([.G13:.G17])" office:value-type="float" office:value="0.00944164432852219" calcext:value-type="float">
            <text:p>0.0094</text:p>
          </table:table-cell>
          <table:table-cell table:formula="of:=(POWER([.G17]-[.H17];2)+POWER([.G16]-[.H17];2)+POWER([.G15]-[.H17];2)+POWER([.G14]-[.H17];2)+POWER([.G13]-[.H17];2))/5" office:value-type="float" office:value="0.00103032352329996" calcext:value-type="float">
            <text:p>0.0010303235233</text:p>
          </table:table-cell>
          <table:table-cell table:formula="of:=(([.C17]-[.D17])*([.G17]-[.H17])+([.C16]-[.D17])*([.G16]-[.H17])+([.C15]-[.D17])*([.G15]-[.H17])+([.C14]-[.D17])*([.G14]-[.H17])+([.C13]-[.D17])*([.G13]-[.H17]))/5" office:value-type="float" office:value="0.0000376945796101093" calcext:value-type="float">
            <text:p>3.76945796101093E-05</text:p>
          </table:table-cell>
          <table:table-cell table:formula="of:=[.J17]/(SQRT([.E17])*SQRT([.I17]))" office:value-type="float" office:value="0.0925069866926147" calcext:value-type="float">
            <text:p>0.09250698669261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17</text:p>
          </table:table-cell>
          <table:table-cell office:value-type="float" office:value="23.75" calcext:value-type="float">
            <text:p>23.75</text:p>
          </table:table-cell>
          <table:table-cell table:formula="of:=[.B18]/[.B17]-1" office:value-type="float" office:value="-0.0124740124740125" calcext:value-type="float">
            <text:p>-0.0125</text:p>
          </table:table-cell>
          <table:table-cell table:formula="of:=AVERAGE([.C14:.C18])" office:value-type="float" office:value="0.0120130454134628" calcext:value-type="float">
            <text:p>0.0120</text:p>
          </table:table-cell>
          <table:table-cell table:formula="of:=(POWER([.C18]-[.D18];2)+POWER([.C17]-[.D18];2)+POWER([.C16]-[.D18];2)+POWER([.C15]-[.D18];2)+POWER([.C14]-[.D18];2))/5" office:value-type="float" office:value="0.000302530332374654" calcext:value-type="float">
            <text:p>0.000302530332375</text:p>
          </table:table-cell>
          <table:table-cell office:value-type="float" office:value="33.7" calcext:value-type="float">
            <text:p>33.7</text:p>
          </table:table-cell>
          <table:table-cell table:formula="of:=[.F18]/[.F17]-1" office:value-type="float" office:value="-0.0231884057971014" calcext:value-type="float">
            <text:p>-0.0232</text:p>
          </table:table-cell>
          <table:table-cell table:formula="of:=AVERAGE([.G14:.G18])" office:value-type="float" office:value="0.00116759953273826" calcext:value-type="float">
            <text:p>0.0012</text:p>
          </table:table-cell>
          <table:table-cell table:formula="of:=(POWER([.G18]-[.H18];2)+POWER([.G17]-[.H18];2)+POWER([.G16]-[.H18];2)+POWER([.G15]-[.H18];2)+POWER([.G14]-[.H18];2))/5" office:value-type="float" office:value="0.0011595296124603" calcext:value-type="float">
            <text:p>0.00115952961246</text:p>
          </table:table-cell>
          <table:table-cell table:formula="of:=(([.C18]-[.D18])*([.G18]-[.H18])+([.C17]-[.D18])*([.G17]-[.H18])+([.C16]-[.D18])*([.G16]-[.H18])+([.C15]-[.D18])*([.G15]-[.H18])+([.C14]-[.D18])*([.G14]-[.H18]))/5" office:value-type="float" office:value="0.000199556254353001" calcext:value-type="float">
            <text:p>0.000199556254353</text:p>
          </table:table-cell>
          <table:table-cell table:formula="of:=[.J18]/(SQRT([.E18])*SQRT([.I18]))" office:value-type="float" office:value="0.336930215153135" calcext:value-type="float">
            <text:p>0.33693021515313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18</text:p>
          </table:table-cell>
          <table:table-cell office:value-type="float" office:value="23.83" calcext:value-type="float">
            <text:p>23.83</text:p>
          </table:table-cell>
          <table:table-cell table:formula="of:=[.B19]/[.B18]-1" office:value-type="float" office:value="0.00336842105263146" calcext:value-type="float">
            <text:p>0.0034</text:p>
          </table:table-cell>
          <table:table-cell table:formula="of:=AVERAGE([.C15:.C19])" office:value-type="float" office:value="0.0127760552157711" calcext:value-type="float">
            <text:p>0.0128</text:p>
          </table:table-cell>
          <table:table-cell table:formula="of:=(POWER([.C19]-[.D19];2)+POWER([.C18]-[.D19];2)+POWER([.C17]-[.D19];2)+POWER([.C16]-[.D19];2)+POWER([.C15]-[.D19];2))/5" office:value-type="float" office:value="0.000285845362374967" calcext:value-type="float">
            <text:p>0.000285845362375</text:p>
          </table:table-cell>
          <table:table-cell office:value-type="float" office:value="33" calcext:value-type="float">
            <text:p>33</text:p>
          </table:table-cell>
          <table:table-cell table:formula="of:=[.F19]/[.F18]-1" office:value-type="float" office:value="-0.0207715133531158" calcext:value-type="float">
            <text:p>-0.0208</text:p>
          </table:table-cell>
          <table:table-cell table:formula="of:=AVERAGE([.G15:.G19])" office:value-type="float" office:value="-0.00417717932836108" calcext:value-type="float">
            <text:p>-0.0042</text:p>
          </table:table-cell>
          <table:table-cell table:formula="of:=(POWER([.G19]-[.H19];2)+POWER([.G18]-[.H19];2)+POWER([.G17]-[.H19];2)+POWER([.G16]-[.H19];2)+POWER([.G15]-[.H19];2))/5" office:value-type="float" office:value="0.00122264905958314" calcext:value-type="float">
            <text:p>0.001222649059583</text:p>
          </table:table-cell>
          <table:table-cell table:formula="of:=(([.C19]-[.D19])*([.G19]-[.H19])+([.C18]-[.D19])*([.G18]-[.H19])+([.C17]-[.D19])*([.G17]-[.H19])+([.C16]-[.D19])*([.G16]-[.H19])+([.C15]-[.D19])*([.G15]-[.H19]))/5" office:value-type="float" office:value="0.000253488813686195" calcext:value-type="float">
            <text:p>0.000253488813686</text:p>
          </table:table-cell>
          <table:table-cell table:formula="of:=[.J19]/(SQRT([.E19])*SQRT([.I19]))" office:value-type="float" office:value="0.428787695756754" calcext:value-type="float">
            <text:p>0.42878769575675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19</text:p>
          </table:table-cell>
          <table:table-cell office:value-type="float" office:value="23.95" calcext:value-type="float">
            <text:p>23.95</text:p>
          </table:table-cell>
          <table:table-cell table:formula="of:=[.B20]/[.B19]-1" office:value-type="float" office:value="0.00503566932438115" calcext:value-type="float">
            <text:p>0.0050</text:p>
          </table:table-cell>
          <table:table-cell table:formula="of:=AVERAGE([.C16:.C20])" office:value-type="float" office:value="0.0117277824676" calcext:value-type="float">
            <text:p>0.0117</text:p>
          </table:table-cell>
          <table:table-cell table:formula="of:=(POWER([.C20]-[.D20];2)+POWER([.C19]-[.D20];2)+POWER([.C18]-[.D20];2)+POWER([.C17]-[.D20];2)+POWER([.C16]-[.D20];2))/5" office:value-type="float" office:value="0.000295480179028162" calcext:value-type="float">
            <text:p>0.000295480179028</text:p>
          </table:table-cell>
          <table:table-cell office:value-type="float" office:value="32.1" calcext:value-type="float">
            <text:p>32.1</text:p>
          </table:table-cell>
          <table:table-cell table:formula="of:=[.F20]/[.F19]-1" office:value-type="float" office:value="-0.0272727272727272" calcext:value-type="float">
            <text:p>-0.0273</text:p>
          </table:table-cell>
          <table:table-cell table:formula="of:=AVERAGE([.G16:.G20])" office:value-type="float" office:value="-0.0108151567355693" calcext:value-type="float">
            <text:p>-0.0108</text:p>
          </table:table-cell>
          <table:table-cell table:formula="of:=(POWER([.G20]-[.H20];2)+POWER([.G19]-[.H20];2)+POWER([.G18]-[.H20];2)+POWER([.G17]-[.H20];2)+POWER([.G16]-[.H20];2))/5" office:value-type="float" office:value="0.0012648880461551" calcext:value-type="float">
            <text:p>0.001264888046155</text:p>
          </table:table-cell>
          <table:table-cell table:formula="of:=(([.C20]-[.D20])*([.G20]-[.H20])+([.C19]-[.D20])*([.G19]-[.H20])+([.C18]-[.D20])*([.G18]-[.H20])+([.C17]-[.D20])*([.G17]-[.H20])+([.C16]-[.D20])*([.G16]-[.H20]))/5" office:value-type="float" office:value="0.000287329288956762" calcext:value-type="float">
            <text:p>0.000287329288957</text:p>
          </table:table-cell>
          <table:table-cell table:formula="of:=[.J20]/(SQRT([.E20])*SQRT([.I20]))" office:value-type="float" office:value="0.469991146811929" calcext:value-type="float">
            <text:p>0.46999114681192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20</text:p>
          </table:table-cell>
          <table:table-cell office:value-type="float" office:value="23.63" calcext:value-type="float">
            <text:p>23.63</text:p>
          </table:table-cell>
          <table:table-cell table:formula="of:=[.B21]/[.B20]-1" office:value-type="float" office:value="-0.0133611691022965" calcext:value-type="float">
            <text:p>-0.0134</text:p>
          </table:table-cell>
          <table:table-cell table:formula="of:=AVERAGE([.C17:.C21])" office:value-type="float" office:value="0.00242131600671609" calcext:value-type="float">
            <text:p>0.0024</text:p>
          </table:table-cell>
          <table:table-cell table:formula="of:=(POWER([.C21]-[.D21];2)+POWER([.C20]-[.D21];2)+POWER([.C19]-[.D21];2)+POWER([.C18]-[.D21];2)+POWER([.C17]-[.D21];2))/5" office:value-type="float" office:value="0.000242797243750784" calcext:value-type="float">
            <text:p>0.000242797243751</text:p>
          </table:table-cell>
          <table:table-cell office:value-type="float" office:value="31.3" calcext:value-type="float">
            <text:p>31.3</text:p>
          </table:table-cell>
          <table:table-cell table:formula="of:=[.F21]/[.F20]-1" office:value-type="float" office:value="-0.0249221183800623" calcext:value-type="float">
            <text:p>-0.0249</text:p>
          </table:table-cell>
          <table:table-cell table:formula="of:=AVERAGE([.G17:.G21])" office:value-type="float" office:value="-0.0275642862939347" calcext:value-type="float">
            <text:p>-0.0276</text:p>
          </table:table-cell>
          <table:table-cell table:formula="of:=(POWER([.G21]-[.H21];2)+POWER([.G20]-[.H21];2)+POWER([.G19]-[.H21];2)+POWER([.G18]-[.H21];2)+POWER([.G17]-[.H21];2))/5" office:value-type="float" office:value="0.0000542466568946494" calcext:value-type="float">
            <text:p>5.42466568946494E-05</text:p>
          </table:table-cell>
          <table:table-cell table:formula="of:=(([.C21]-[.D21])*([.G21]-[.H21])+([.C20]-[.D21])*([.G20]-[.H21])+([.C19]-[.D21])*([.G19]-[.H21])+([.C18]-[.D21])*([.G18]-[.H21])+([.C17]-[.D21])*([.G17]-[.H21]))/5" office:value-type="float" office:value="-0.0000964179202095975" calcext:value-type="float">
            <text:p>-9.64179202095975E-05</text:p>
          </table:table-cell>
          <table:table-cell table:formula="of:=[.J21]/(SQRT([.E21])*SQRT([.I21]))" office:value-type="float" office:value="-0.840135611264612" calcext:value-type="float">
            <text:p>-0.84013561126461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21</text:p>
          </table:table-cell>
          <table:table-cell office:value-type="float" office:value="23.82" calcext:value-type="float">
            <text:p>23.82</text:p>
          </table:table-cell>
          <table:table-cell table:formula="of:=[.B22]/[.B21]-1" office:value-type="float" office:value="0.00804062632247149" calcext:value-type="float">
            <text:p>0.0080</text:p>
          </table:table-cell>
          <table:table-cell table:formula="of:=AVERAGE([.C18:.C22])" office:value-type="float" office:value="-0.00187809297536496" calcext:value-type="float">
            <text:p>-0.0019</text:p>
          </table:table-cell>
          <table:table-cell table:formula="of:=(POWER([.C22]-[.D22];2)+POWER([.C21]-[.D22];2)+POWER([.C20]-[.D22];2)+POWER([.C19]-[.D22];2)+POWER([.C18]-[.D22];2))/5" office:value-type="float" office:value="0.00008356831169027" calcext:value-type="float">
            <text:p>8.356831169027E-05</text:p>
          </table:table-cell>
          <table:table-cell office:value-type="float" office:value="31.2" calcext:value-type="float">
            <text:p>31.2</text:p>
          </table:table-cell>
          <table:table-cell table:formula="of:=[.F22]/[.F21]-1" office:value-type="float" office:value="-0.00319488817891378" calcext:value-type="float">
            <text:p>-0.0032</text:p>
          </table:table-cell>
          <table:table-cell table:formula="of:=AVERAGE([.G18:.G22])" office:value-type="float" office:value="-0.0198699305963841" calcext:value-type="float">
            <text:p>-0.0199</text:p>
          </table:table-cell>
          <table:table-cell table:formula="of:=(POWER([.G22]-[.H22];2)+POWER([.G21]-[.H22];2)+POWER([.G20]-[.H22];2)+POWER([.G19]-[.H22];2)+POWER([.G18]-[.H22];2))/5" office:value-type="float" office:value="0.000074041633756454" calcext:value-type="float">
            <text:p>7.4041633756454E-05</text:p>
          </table:table-cell>
          <table:table-cell table:formula="of:=(([.C22]-[.D22])*([.G22]-[.H22])+([.C21]-[.D22])*([.G21]-[.H22])+([.C20]-[.D22])*([.G20]-[.H22])+([.C19]-[.D22])*([.G19]-[.H22])+([.C18]-[.D22])*([.G18]-[.H22]))/5" office:value-type="float" office:value="0.0000405321349753626" calcext:value-type="float">
            <text:p>4.05321349753626E-05</text:p>
          </table:table-cell>
          <table:table-cell table:formula="of:=[.J22]/(SQRT([.E22])*SQRT([.I22]))" office:value-type="float" office:value="0.515276895458753" calcext:value-type="float">
            <text:p>0.51527689545875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22</text:p>
          </table:table-cell>
          <table:table-cell office:value-type="float" office:value="23.87" calcext:value-type="float">
            <text:p>23.87</text:p>
          </table:table-cell>
          <table:table-cell table:formula="of:=[.B23]/[.B22]-1" office:value-type="float" office:value="0.00209907640638129" calcext:value-type="float">
            <text:p>0.0021</text:p>
          </table:table-cell>
          <table:table-cell table:formula="of:=AVERAGE([.C19:.C23])" office:value-type="float" office:value="0.00103652480071379" calcext:value-type="float">
            <text:p>0.0010</text:p>
          </table:table-cell>
          <table:table-cell table:formula="of:=(POWER([.C23]-[.D23];2)+POWER([.C22]-[.D23];2)+POWER([.C21]-[.D23];2)+POWER([.C20]-[.D23];2)+POWER([.C19]-[.D23];2))/5" office:value-type="float" office:value="0.000055782188163492" calcext:value-type="float">
            <text:p>5.5782188163492E-05</text:p>
          </table:table-cell>
          <table:table-cell office:value-type="float" office:value="31.1" calcext:value-type="float">
            <text:p>31.1</text:p>
          </table:table-cell>
          <table:table-cell table:formula="of:=[.F23]/[.F22]-1" office:value-type="float" office:value="-0.00320512820512808" calcext:value-type="float">
            <text:p>-0.0032</text:p>
          </table:table-cell>
          <table:table-cell table:formula="of:=AVERAGE([.G19:.G23])" office:value-type="float" office:value="-0.0158732750779894" calcext:value-type="float">
            <text:p>-0.0159</text:p>
          </table:table-cell>
          <table:table-cell table:formula="of:=(POWER([.G23]-[.H23];2)+POWER([.G22]-[.H23];2)+POWER([.G21]-[.H23];2)+POWER([.G20]-[.H23];2)+POWER([.G19]-[.H23];2))/5" office:value-type="float" office:value="0.000111409050640107" calcext:value-type="float">
            <text:p>0.00011140905064</text:p>
          </table:table-cell>
          <table:table-cell table:formula="of:=(([.C23]-[.D23])*([.G23]-[.H23])+([.C22]-[.D23])*([.G22]-[.H23])+([.C21]-[.D23])*([.G21]-[.H23])+([.C20]-[.D23])*([.G20]-[.H23])+([.C19]-[.D23])*([.G19]-[.H23]))/5" office:value-type="float" office:value="0.0000351067009042457" calcext:value-type="float">
            <text:p>3.51067009042457E-05</text:p>
          </table:table-cell>
          <table:table-cell table:formula="of:=[.J23]/(SQRT([.E23])*SQRT([.I23]))" office:value-type="float" office:value="0.445330058120686" calcext:value-type="float">
            <text:p>0.44533005812068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23</text:p>
          </table:table-cell>
          <table:table-cell office:value-type="float" office:value="23.65" calcext:value-type="float">
            <text:p>23.65</text:p>
          </table:table-cell>
          <table:table-cell table:formula="of:=[.B24]/[.B23]-1" office:value-type="float" office:value="-0.00921658986175122" calcext:value-type="float">
            <text:p>-0.0092</text:p>
          </table:table-cell>
          <table:table-cell table:formula="of:=AVERAGE([.C20:.C24])" office:value-type="float" office:value="-0.00148047738216275" calcext:value-type="float">
            <text:p>-0.0015</text:p>
          </table:table-cell>
          <table:table-cell table:formula="of:=(POWER([.C24]-[.D24];2)+POWER([.C23]-[.D24];2)+POWER([.C22]-[.D24];2)+POWER([.C21]-[.D24];2)+POWER([.C20]-[.D24];2))/5" office:value-type="float" office:value="0.0000693846122052762" calcext:value-type="float">
            <text:p>6.93846122052762E-05</text:p>
          </table:table-cell>
          <table:table-cell office:value-type="float" office:value="30.5" calcext:value-type="float">
            <text:p>30.5</text:p>
          </table:table-cell>
          <table:table-cell table:formula="of:=[.F24]/[.F23]-1" office:value-type="float" office:value="-0.0192926045016077" calcext:value-type="float">
            <text:p>-0.0193</text:p>
          </table:table-cell>
          <table:table-cell table:formula="of:=AVERAGE([.G20:.G24])" office:value-type="float" office:value="-0.0155774933076878" calcext:value-type="float">
            <text:p>-0.0156</text:p>
          </table:table-cell>
          <table:table-cell table:formula="of:=(POWER([.G24]-[.H24];2)+POWER([.G23]-[.H24];2)+POWER([.G22]-[.H24];2)+POWER([.G21]-[.H24];2)+POWER([.G20]-[.H24];2))/5" office:value-type="float" office:value="0.000108861378885926" calcext:value-type="float">
            <text:p>0.000108861378886</text:p>
          </table:table-cell>
          <table:table-cell table:formula="of:=(([.C24]-[.D24])*([.G24]-[.H24])+([.C23]-[.D24])*([.G23]-[.H24])+([.C22]-[.D24])*([.G22]-[.H24])+([.C21]-[.D24])*([.G21]-[.H24])+([.C20]-[.D24])*([.G20]-[.H24]))/5" office:value-type="float" office:value="0.0000451473762905231" calcext:value-type="float">
            <text:p>4.51473762905231E-05</text:p>
          </table:table-cell>
          <table:table-cell table:formula="of:=[.J24]/(SQRT([.E24])*SQRT([.I24]))" office:value-type="float" office:value="0.519474242536924" calcext:value-type="float">
            <text:p>0.51947424253692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24</text:p>
          </table:table-cell>
          <table:table-cell office:value-type="float" office:value="23.19" calcext:value-type="float">
            <text:p>23.19</text:p>
          </table:table-cell>
          <table:table-cell table:formula="of:=[.B25]/[.B24]-1" office:value-type="float" office:value="-0.0194503171247357" calcext:value-type="float">
            <text:p>-0.0195</text:p>
          </table:table-cell>
          <table:table-cell table:formula="of:=AVERAGE([.C21:.C25])" office:value-type="float" office:value="-0.00637767467198611" calcext:value-type="float">
            <text:p>-0.0064</text:p>
          </table:table-cell>
          <table:table-cell table:formula="of:=(POWER([.C25]-[.D25];2)+POWER([.C24]-[.D25];2)+POWER([.C23]-[.D25];2)+POWER([.C22]-[.D25];2)+POWER([.C21]-[.D25];2))/5" office:value-type="float" office:value="0.000101493065404333" calcext:value-type="float">
            <text:p>0.000101493065404</text:p>
          </table:table-cell>
          <table:table-cell office:value-type="float" office:value="30.2" calcext:value-type="float">
            <text:p>30.2</text:p>
          </table:table-cell>
          <table:table-cell table:formula="of:=[.F25]/[.F24]-1" office:value-type="float" office:value="-0.00983606557377048" calcext:value-type="float">
            <text:p>-0.0098</text:p>
          </table:table-cell>
          <table:table-cell table:formula="of:=AVERAGE([.G21:.G25])" office:value-type="float" office:value="-0.0120901609678965" calcext:value-type="float">
            <text:p>-0.0121</text:p>
          </table:table-cell>
          <table:table-cell table:formula="of:=(POWER([.G25]-[.H25];2)+POWER([.G24]-[.H25];2)+POWER([.G23]-[.H25];2)+POWER([.G22]-[.H25];2)+POWER([.G21]-[.H25];2))/5" office:value-type="float" office:value="0.0000759369910231281" calcext:value-type="float">
            <text:p>7.59369910231281E-05</text:p>
          </table:table-cell>
          <table:table-cell table:formula="of:=(([.C25]-[.D25])*([.G25]-[.H25])+([.C24]-[.D25])*([.G24]-[.H25])+([.C23]-[.D25])*([.G23]-[.H25])+([.C22]-[.D25])*([.G22]-[.H25])+([.C21]-[.D25])*([.G21]-[.H25]))/5" office:value-type="float" office:value="0.0000568325955759614" calcext:value-type="float">
            <text:p>5.68325955759614E-05</text:p>
          </table:table-cell>
          <table:table-cell table:formula="of:=[.J25]/(SQRT([.E25])*SQRT([.I25]))" office:value-type="float" office:value="0.647370065835875" calcext:value-type="float">
            <text:p>0.6473700658358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25</text:p>
          </table:table-cell>
          <table:table-cell office:value-type="float" office:value="23.1" calcext:value-type="float">
            <text:p>23.1</text:p>
          </table:table-cell>
          <table:table-cell table:formula="of:=[.B26]/[.B25]-1" office:value-type="float" office:value="-0.00388098318240615" calcext:value-type="float">
            <text:p>-0.0039</text:p>
          </table:table-cell>
          <table:table-cell table:formula="of:=AVERAGE([.C22:.C26])" office:value-type="float" office:value="-0.00448163748800805" calcext:value-type="float">
            <text:p>-0.0045</text:p>
          </table:table-cell>
          <table:table-cell table:formula="of:=(POWER([.C26]-[.D26];2)+POWER([.C25]-[.D26];2)+POWER([.C24]-[.D26];2)+POWER([.C23]-[.D26];2)+POWER([.C22]-[.D26];2))/5" office:value-type="float" office:value="0.0000893909631884985" calcext:value-type="float">
            <text:p>8.93909631884985E-05</text:p>
          </table:table-cell>
          <table:table-cell office:value-type="float" office:value="29.5" calcext:value-type="float">
            <text:p>29.5</text:p>
          </table:table-cell>
          <table:table-cell table:formula="of:=[.F26]/[.F25]-1" office:value-type="float" office:value="-0.0231788079470199" calcext:value-type="float">
            <text:p>-0.0232</text:p>
          </table:table-cell>
          <table:table-cell table:formula="of:=AVERAGE([.G22:.G26])" office:value-type="float" office:value="-0.011741498881288" calcext:value-type="float">
            <text:p>-0.0117</text:p>
          </table:table-cell>
          <table:table-cell table:formula="of:=(POWER([.G26]-[.H26];2)+POWER([.G25]-[.H26];2)+POWER([.G24]-[.H26];2)+POWER([.G23]-[.H26];2)+POWER([.G22]-[.H26];2))/5" office:value-type="float" office:value="0.0000674752179324869" calcext:value-type="float">
            <text:p>6.74752179324869E-05</text:p>
          </table:table-cell>
          <table:table-cell table:formula="of:=(([.C26]-[.D26])*([.G26]-[.H26])+([.C25]-[.D26])*([.G25]-[.H26])+([.C24]-[.D26])*([.G24]-[.H26])+([.C23]-[.D26])*([.G23]-[.H26])+([.C22]-[.D26])*([.G22]-[.H26]))/5" office:value-type="float" office:value="0.0000327121525627936" calcext:value-type="float">
            <text:p>3.27121525627936E-05</text:p>
          </table:table-cell>
          <table:table-cell table:formula="of:=[.J26]/(SQRT([.E26])*SQRT([.I26]))" office:value-type="float" office:value="0.421201749729556" calcext:value-type="float">
            <text:p>0.42120174972955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26</text:p>
          </table:table-cell>
          <table:table-cell office:value-type="float" office:value="23.33" calcext:value-type="float">
            <text:p>23.33</text:p>
          </table:table-cell>
          <table:table-cell table:formula="of:=[.B27]/[.B26]-1" office:value-type="float" office:value="0.00995670995670972" calcext:value-type="float">
            <text:p>0.0100</text:p>
          </table:table-cell>
          <table:table-cell table:formula="of:=AVERAGE([.C23:.C27])" office:value-type="float" office:value="-0.0040984207611604" calcext:value-type="float">
            <text:p>-0.0041</text:p>
          </table:table-cell>
          <table:table-cell table:formula="of:=(POWER([.C27]-[.D27];2)+POWER([.C26]-[.D27];2)+POWER([.C25]-[.D27];2)+POWER([.C24]-[.D27];2)+POWER([.C23]-[.D27];2))/5" office:value-type="float" office:value="0.0000995758653277912" calcext:value-type="float">
            <text:p>9.95758653277912E-05</text:p>
          </table:table-cell>
          <table:table-cell office:value-type="float" office:value="30.3" calcext:value-type="float">
            <text:p>30.3</text:p>
          </table:table-cell>
          <table:table-cell table:formula="of:=[.F27]/[.F26]-1" office:value-type="float" office:value="0.0271186440677966" calcext:value-type="float">
            <text:p>0.0271</text:p>
          </table:table-cell>
          <table:table-cell table:formula="of:=AVERAGE([.G23:.G27])" office:value-type="float" office:value="-0.00567879243194591" calcext:value-type="float">
            <text:p>-0.0057</text:p>
          </table:table-cell>
          <table:table-cell table:formula="of:=(POWER([.G27]-[.H27];2)+POWER([.G26]-[.H27];2)+POWER([.G25]-[.H27];2)+POWER([.G24]-[.H27];2)+POWER([.G23]-[.H27];2))/5" office:value-type="float" office:value="0.000318132039546664" calcext:value-type="float">
            <text:p>0.000318132039547</text:p>
          </table:table-cell>
          <table:table-cell table:formula="of:=(([.C27]-[.D27])*([.G27]-[.H27])+([.C26]-[.D27])*([.G26]-[.H27])+([.C25]-[.D27])*([.G25]-[.H27])+([.C24]-[.D27])*([.G24]-[.H27])+([.C23]-[.D27])*([.G23]-[.H27]))/5" office:value-type="float" office:value="0.000121199488391376" calcext:value-type="float">
            <text:p>0.000121199488391</text:p>
          </table:table-cell>
          <table:table-cell table:formula="of:=[.J27]/(SQRT([.E27])*SQRT([.I27]))" office:value-type="float" office:value="0.680957546417628" calcext:value-type="float">
            <text:p>0.68095754641762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27</text:p>
          </table:table-cell>
          <table:table-cell office:value-type="float" office:value="22.68" calcext:value-type="float">
            <text:p>22.68</text:p>
          </table:table-cell>
          <table:table-cell table:formula="of:=[.B28]/[.B27]-1" office:value-type="float" office:value="-0.0278611230175739" calcext:value-type="float">
            <text:p>-0.0279</text:p>
          </table:table-cell>
          <table:table-cell table:formula="of:=AVERAGE([.C24:.C28])" office:value-type="float" office:value="-0.0100904606459515" calcext:value-type="float">
            <text:p>-0.0101</text:p>
          </table:table-cell>
          <table:table-cell table:formula="of:=(POWER([.C28]-[.D28];2)+POWER([.C27]-[.D28];2)+POWER([.C26]-[.D28];2)+POWER([.C25]-[.D28];2)+POWER([.C24]-[.D28];2))/5" office:value-type="float" office:value="0.000168922732823919" calcext:value-type="float">
            <text:p>0.000168922732824</text:p>
          </table:table-cell>
          <table:table-cell office:value-type="float" office:value="32.1" calcext:value-type="float">
            <text:p>32.1</text:p>
          </table:table-cell>
          <table:table-cell table:formula="of:=[.F28]/[.F27]-1" office:value-type="float" office:value="0.0594059405940595" calcext:value-type="float">
            <text:p>0.0594</text:p>
          </table:table-cell>
          <table:table-cell table:formula="of:=AVERAGE([.G24:.G28])" office:value-type="float" office:value="0.0068434213278916" calcext:value-type="float">
            <text:p>0.0068</text:p>
          </table:table-cell>
          <table:table-cell table:formula="of:=(POWER([.G28]-[.H28];2)+POWER([.G27]-[.H28];2)+POWER([.G26]-[.H28];2)+POWER([.G25]-[.H28];2)+POWER([.G24]-[.H28];2))/5" office:value-type="float" office:value="0.00100730689377147" calcext:value-type="float">
            <text:p>0.001007306893771</text:p>
          </table:table-cell>
          <table:table-cell table:formula="of:=(([.C28]-[.D28])*([.G28]-[.H28])+([.C27]-[.D28])*([.G27]-[.H28])+([.C26]-[.D28])*([.G26]-[.H28])+([.C25]-[.D28])*([.G25]-[.H28])+([.C24]-[.D28])*([.G24]-[.H28]))/5" office:value-type="float" office:value="-0.000116150839188655" calcext:value-type="float">
            <text:p>-0.000116150839189</text:p>
          </table:table-cell>
          <table:table-cell table:formula="of:=[.J28]/(SQRT([.E28])*SQRT([.I28]))" office:value-type="float" office:value="-0.281577143874604" calcext:value-type="float">
            <text:p>-0.28157714387460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28</text:p>
          </table:table-cell>
          <table:table-cell office:value-type="float" office:value="23.1" calcext:value-type="float">
            <text:p>23.1</text:p>
          </table:table-cell>
          <table:table-cell table:formula="of:=[.B29]/[.B28]-1" office:value-type="float" office:value="0.0185185185185186" calcext:value-type="float">
            <text:p>0.0185</text:p>
          </table:table-cell>
          <table:table-cell table:formula="of:=AVERAGE([.C25:.C29])" office:value-type="float" office:value="-0.00454343896989748" calcext:value-type="float">
            <text:p>-0.0045</text:p>
          </table:table-cell>
          <table:table-cell table:formula="of:=(POWER([.C29]-[.D29];2)+POWER([.C28]-[.D29];2)+POWER([.C27]-[.D29];2)+POWER([.C26]-[.D29];2)+POWER([.C25]-[.D29];2))/5" office:value-type="float" office:value="0.000301695291086427" calcext:value-type="float">
            <text:p>0.000301695291086</text:p>
          </table:table-cell>
          <table:table-cell office:value-type="float" office:value="32.4" calcext:value-type="float">
            <text:p>32.4</text:p>
          </table:table-cell>
          <table:table-cell table:formula="of:=[.F29]/[.F28]-1" office:value-type="float" office:value="0.00934579439252325" calcext:value-type="float">
            <text:p>0.0093</text:p>
          </table:table-cell>
          <table:table-cell table:formula="of:=AVERAGE([.G25:.G29])" office:value-type="float" office:value="0.0125711011067178" calcext:value-type="float">
            <text:p>0.0126</text:p>
          </table:table-cell>
          <table:table-cell table:formula="of:=(POWER([.G29]-[.H29];2)+POWER([.G28]-[.H29];2)+POWER([.G27]-[.H29];2)+POWER([.G26]-[.H29];2)+POWER([.G25]-[.H29];2))/5" office:value-type="float" office:value="0.000839134583081564" calcext:value-type="float">
            <text:p>0.000839134583082</text:p>
          </table:table-cell>
          <table:table-cell table:formula="of:=(([.C29]-[.D29])*([.G29]-[.H29])+([.C28]-[.D29])*([.G28]-[.H29])+([.C27]-[.D29])*([.G27]-[.H29])+([.C26]-[.D29])*([.G26]-[.H29])+([.C25]-[.D29])*([.G25]-[.H29]))/5" office:value-type="float" office:value="-0.000129036433424244" calcext:value-type="float">
            <text:p>-0.000129036433424</text:p>
          </table:table-cell>
          <table:table-cell table:formula="of:=[.J29]/(SQRT([.E29])*SQRT([.I29]))" office:value-type="float" office:value="-0.256455651954378" calcext:value-type="float">
            <text:p>-0.25645565195437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29</text:p>
          </table:table-cell>
          <table:table-cell office:value-type="float" office:value="22.4" calcext:value-type="float">
            <text:p>22.4</text:p>
          </table:table-cell>
          <table:table-cell table:formula="of:=[.B30]/[.B29]-1" office:value-type="float" office:value="-0.0303030303030304" calcext:value-type="float">
            <text:p>-0.0303</text:p>
          </table:table-cell>
          <table:table-cell table:formula="of:=AVERAGE([.C26:.C30])" office:value-type="float" office:value="-0.00671398160555643" calcext:value-type="float">
            <text:p>-0.0067</text:p>
          </table:table-cell>
          <table:table-cell table:formula="of:=(POWER([.C30]-[.D30];2)+POWER([.C29]-[.D30];2)+POWER([.C28]-[.D30];2)+POWER([.C27]-[.D30];2)+POWER([.C26]-[.D30];2))/5" office:value-type="float" office:value="0.000385252341618579" calcext:value-type="float">
            <text:p>0.000385252341619</text:p>
          </table:table-cell>
          <table:table-cell office:value-type="float" office:value="33" calcext:value-type="float">
            <text:p>33</text:p>
          </table:table-cell>
          <table:table-cell table:formula="of:=[.F30]/[.F29]-1" office:value-type="float" office:value="0.0185185185185186" calcext:value-type="float">
            <text:p>0.0185</text:p>
          </table:table-cell>
          <table:table-cell table:formula="of:=AVERAGE([.G26:.G30])" office:value-type="float" office:value="0.0182420179251756" calcext:value-type="float">
            <text:p>0.0182</text:p>
          </table:table-cell>
          <table:table-cell table:formula="of:=(POWER([.G30]-[.H30];2)+POWER([.G29]-[.H30];2)+POWER([.G28]-[.H30];2)+POWER([.G27]-[.H30];2)+POWER([.G26]-[.H30];2))/5" office:value-type="float" office:value="0.000713633416564298" calcext:value-type="float">
            <text:p>0.000713633416564</text:p>
          </table:table-cell>
          <table:table-cell table:formula="of:=(([.C30]-[.D30])*([.G30]-[.H30])+([.C29]-[.D30])*([.G29]-[.H30])+([.C28]-[.D30])*([.G28]-[.H30])+([.C27]-[.D30])*([.G27]-[.H30])+([.C26]-[.D30])*([.G26]-[.H30]))/5" office:value-type="float" office:value="-0.000214172255789853" calcext:value-type="float">
            <text:p>-0.00021417225579</text:p>
          </table:table-cell>
          <table:table-cell table:formula="of:=[.J30]/(SQRT([.E30])*SQRT([.I30]))" office:value-type="float" office:value="-0.408463240403382" calcext:value-type="float">
            <text:p>-0.40846324040338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2018-01-30</text:p>
          </table:table-cell>
          <table:table-cell office:value-type="float" office:value="22.17" calcext:value-type="float">
            <text:p>22.17</text:p>
          </table:table-cell>
          <table:table-cell table:formula="of:=[.B31]/[.B30]-1" office:value-type="float" office:value="-0.0102678571428571" calcext:value-type="float">
            <text:p>-0.0103</text:p>
          </table:table-cell>
          <table:table-cell table:formula="of:=AVERAGE([.C27:.C31])" office:value-type="float" office:value="-0.00799135639764661" calcext:value-type="float">
            <text:p>-0.0080</text:p>
          </table:table-cell>
          <table:table-cell table:formula="of:=(POWER([.C31]-[.D31];2)+POWER([.C30]-[.D31];2)+POWER([.C29]-[.D31];2)+POWER([.C28]-[.D31];2)+POWER([.C27]-[.D31];2))/5" office:value-type="float" office:value="0.000384541485512922" calcext:value-type="float">
            <text:p>0.000384541485513</text:p>
          </table:table-cell>
          <table:table-cell office:value-type="float" office:value="33.4" calcext:value-type="float">
            <text:p>33.4</text:p>
          </table:table-cell>
          <table:table-cell table:formula="of:=[.F31]/[.F30]-1" office:value-type="float" office:value="0.012121212121212" calcext:value-type="float">
            <text:p>0.0121</text:p>
          </table:table-cell>
          <table:table-cell table:formula="of:=AVERAGE([.G27:.G31])" office:value-type="float" office:value="0.025302021938822" calcext:value-type="float">
            <text:p>0.0253</text:p>
          </table:table-cell>
          <table:table-cell table:formula="of:=(POWER([.G31]-[.H31];2)+POWER([.G30]-[.H31];2)+POWER([.G29]-[.H31];2)+POWER([.G28]-[.H31];2)+POWER([.G27]-[.H31];2))/5" office:value-type="float" office:value="0.000328145649442614" calcext:value-type="float">
            <text:p>0.000328145649443</text:p>
          </table:table-cell>
          <table:table-cell table:formula="of:=(([.C31]-[.D31])*([.G31]-[.H31])+([.C30]-[.D31])*([.G30]-[.H31])+([.C29]-[.D31])*([.G29]-[.H31])+([.C28]-[.D31])*([.G28]-[.H31])+([.C27]-[.D31])*([.G27]-[.H31]))/5" office:value-type="float" office:value="-0.000177334441351409" calcext:value-type="float">
            <text:p>-0.000177334441351</text:p>
          </table:table-cell>
          <table:table-cell table:formula="of:=[.J31]/(SQRT([.E31])*SQRT([.I31]))" office:value-type="float" office:value="-0.499215620406678" calcext:value-type="float">
            <text:p>-0.499215620406678</text:p>
          </table:table-cell>
          <table:table-cell table:number-columns-repeated="4"/>
        </table:table-row>
        <table:table-row table:style-name="ro1" table:number-rows-repeated="1048544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4">00/00/0000</text:date>, <text:time style:data-style-name="N2" text:time-value="09:03:38.7265993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4T09:10:40.687760522</dc:date>
    <meta:editing-duration>P1DT18M46S</meta:editing-duration>
    <meta:editing-cycles>49</meta:editing-cycles>
    <meta:generator>LibreOffice/6.0.6.2$Linux_X86_64 LibreOffice_project/00m0$Build-2</meta:generator>
    <meta:document-statistic meta:table-count="1" meta:cell-count="339" meta:object-count="0"/>
  </office:meta>
</office:document-meta>
</file>